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80db6" officeooo:paragraph-rsid="00080db6"/>
    </style:style>
    <style:style style:name="P2" style:family="paragraph" style:parent-style-name="Standard">
      <style:text-properties style:font-name="Arial" fo:font-weight="bold" officeooo:rsid="00080db6" officeooo:paragraph-rsid="00080db6" style:font-weight-asian="bold" style:font-weight-complex="bold"/>
    </style:style>
    <style:style style:name="P3" style:family="paragraph" style:parent-style-name="Standard">
      <style:text-properties style:font-name="Arial" fo:font-weight="bold" officeooo:rsid="00097be0" officeooo:paragraph-rsid="00097be0" style:font-weight-asian="bold" style:font-weight-complex="bold"/>
    </style:style>
    <style:style style:name="P4" style:family="paragraph" style:parent-style-name="Standard">
      <style:text-properties style:font-name="Arial" officeooo:rsid="00097be0" officeooo:paragraph-rsid="00080db6"/>
    </style:style>
    <style:style style:name="P5" style:family="paragraph" style:parent-style-name="Standard">
      <style:text-properties style:font-name="Arial" officeooo:rsid="00080db6" officeooo:paragraph-rsid="00080db6"/>
    </style:style>
    <style:style style:name="P6" style:family="paragraph" style:parent-style-name="Standard">
      <style:text-properties style:font-name="Arial" officeooo:rsid="000cc244" officeooo:paragraph-rsid="000cc244"/>
    </style:style>
    <style:style style:name="P7" style:family="paragraph" style:parent-style-name="Standard">
      <style:text-properties style:font-name="Arial" fo:font-size="16pt" officeooo:rsid="000cc244" officeooo:paragraph-rsid="000cc244" style:font-size-asian="16pt" style:font-size-complex="16pt"/>
    </style:style>
    <style:style style:name="P8" style:family="paragraph" style:parent-style-name="Standard">
      <style:text-properties style:font-name="Arial" fo:font-size="16pt" fo:font-weight="bold" officeooo:rsid="000cc244" officeooo:paragraph-rsid="000cc244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Arial" fo:font-size="16pt" fo:font-weight="bold" officeooo:rsid="000cc244" officeooo:paragraph-rsid="000df1de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Arial" fo:font-size="16pt" fo:font-weight="normal" officeooo:rsid="000cc244" officeooo:paragraph-rsid="000cc244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Arial" fo:font-size="18pt" style:text-underline-style="solid" style:text-underline-width="auto" style:text-underline-color="font-color" fo:font-weight="bold" officeooo:rsid="00080db6" officeooo:paragraph-rsid="00080db6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Arial" fo:font-size="18pt" style:text-underline-style="solid" style:text-underline-width="auto" style:text-underline-color="font-color" fo:font-weight="bold" officeooo:rsid="000cc244" officeooo:paragraph-rsid="000cc244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Arial" fo:font-size="14pt" fo:font-style="italic" officeooo:rsid="000cc244" officeooo:paragraph-rsid="000cc244" style:font-size-asian="14pt" style:font-style-asian="italic" style:font-size-complex="14pt" style:font-style-complex="italic"/>
    </style:style>
    <style:style style:name="P14" style:family="paragraph" style:parent-style-name="Standard">
      <style:text-properties style:font-name="Arial" fo:font-size="15pt" style:text-underline-style="solid" style:text-underline-width="auto" style:text-underline-color="font-color" fo:font-weight="normal" officeooo:rsid="000cc244" officeooo:paragraph-rsid="000cc244" style:font-size-asian="15pt" style:font-weight-asian="normal" style:font-size-complex="15pt" style:font-weight-complex="normal"/>
    </style:style>
    <style:style style:name="T1" style:family="text">
      <style:text-properties officeooo:rsid="00097be0"/>
    </style:style>
    <style:style style:name="T2" style:family="text">
      <style:text-properties officeooo:rsid="000cc24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df1de" style:font-size-asian="10.5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rdi 03/0<text:span text:style-name="T2">8</text:span></text:p>
      <text:p text:style-name="P1"/>
      <text:p text:style-name="P1">étude des différents adc. Stabilité de la réponse à une tension de 5V, L’adc 16bits a une variation importante, autour de 5mV, tandis ce que <text:s/>l’AD7714 varie de 30uV. <text:s/></text:p>
      <text:p text:style-name="P1"/>
      <text:p text:style-name="P2">Rmq : La tension 5V est la même que la tension d’alimentation tester avec 2 source<text:span text:style-name="T1">s</text:span> de tension différentes.</text:p>
      <text:p text:style-name="P1"/>
      <text:p text:style-name="P1">Stabilité de la réponse avec les photodiodes, pour l’AD7714 variation de 1mV. <text:span text:style-name="T1">Implique une imprécision de 1ug/m³ sur la mesure finale (T=60s;d=3mm). Trop d’imprécision, deux sources d’erreur : <text:s/>l’amplification du signal photodiode, mauvaise stabilité du signal photodiode. </text:span></text:p>
      <text:p text:style-name="P4"/>
      <text:p text:style-name="P3">Test complémentaire : remplacer la photodiode par un générateur de courant stable. Tester sur un PCB et non sur une plaquette d’essai. </text:p>
      <text:p text:style-name="P1"/>
      <text:p text:style-name="P1"/>
      <text:p text:style-name="P12">Mercredi04/08</text:p>
      <text:p text:style-name="P6"/>
      <text:p text:style-name="P14"><text:span text:style-name="T3">Matin </text:span>: </text:p>
      <text:p text:style-name="P7"><text:span text:style-name="T4"/></text:p>
      <text:p text:style-name="P13">- Dessin de la pièce 3D avec les dimensions mises à jour : trou aimant, trou diffuseur, trou conduit, méplat cadre et conduit, photodiode. </text:p>
      <text:p text:style-name="P7"><text:span text:style-name="T4"/></text:p>
      <text:p text:style-name="P8"><text:span text:style-name="T4">→ Prêt à imprimer</text:span></text:p>
      <text:p text:style-name="P8"><text:span text:style-name="T4"/></text:p>
      <text:p text:style-name="P8"><text:span text:style-name="T4"/></text:p>
      <text:p text:style-name="P10"><text:span text:style-name="T4">-</text:span><text:span text:style-name="T7"> Avancement Dessin PCB du circuit d’amplification photodiode. Remplacement de l’adc 16bit par l’adc 24bits SPI.</text:span></text:p>
      <text:p text:style-name="P10"><text:span text:style-name="T4"/></text:p>
      <text:p text:style-name="P8"><text:span text:style-name="T4"><text:s/>Reste à faire: </text:span></text:p>
      <text:p text:style-name="P8"><text:span text:style-name="T4">→ ajout d’un connecteur pour faire le test avec générateur de courant constant. Peut-être sur une autre piste ?</text:span></text:p>
      <text:p text:style-name="P9"><text:span text:style-name="T4">→ gestion des LEDs </text:span></text:p>
      <text:p text:style-name="P9"><text:span text:style-name="T5">→ Penser aux vis de fixation</text:span></text:p>
      <text:p text:style-name="P9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4T11:44:12.209000000</dc:date>
    <meta:editing-duration>PT6M9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4" meta:word-count="189" meta:character-count="1156" meta:non-whitespace-character-count="971"/>
  </office:meta>
</office:document-meta>
</file>